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8.259cm" fo:min-width="6.866cm"/>
    </style:style>
    <style:style style:name="gr2" style:family="graphic" style:parent-style-name="standard">
      <style:graphic-properties draw:stroke="none" svg:stroke-color="#000000" draw:fill="none" draw:fill-color="#ffffff" draw:textarea-horizontal-align="right" fo:min-height="0.475cm"/>
    </style:style>
    <style:style style:name="gr3" style:family="graphic" style:parent-style-name="objectwithoutfill">
      <style:graphic-properties svg:stroke-width="0.102cm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objectwithoutfill">
      <style:graphic-properties svg:stroke-width="0.102cm" draw:marker-start-width="0.508cm" draw:marker-end="Arrow" draw:marker-end-width="0.305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8.509cm" svg:x="1.905cm" svg:y="0.508cm">
          <text:p text:style-name="P1"><text:span text:style-name="T1">multiplexer_c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67cm" svg:height="0.725cm" svg:x="6.604cm" svg:y="4.445cm">
          <draw:text-box>
            <text:p><text:span text:style-name="T2">rgb [23:0]</text:span></text:p>
          </draw:text-box>
        </draw:frame>
        <draw:line draw:style-name="gr3" draw:text-style-name="P1" draw:layer="layout" svg:x1="9.271cm" svg:y1="4.789cm" svg:x2="10.668cm" svg:y2="4.789cm">
          <text:p/>
        </draw:line>
        <draw:frame draw:style-name="gr4" draw:text-style-name="P3" draw:layer="layout" svg:width="4.064cm" svg:height="0.725cm" svg:x="1.905cm" svg:y="2.051cm">
          <draw:text-box>
            <text:p><text:span text:style-name="T2">wall_rgb [23:0]</text:span></text:p>
          </draw:text-box>
        </draw:frame>
        <draw:line draw:style-name="gr5" draw:text-style-name="P1" draw:layer="layout" svg:x1="0.508cm" svg:y1="2.443cm" svg:x2="1.905cm" svg:y2="2.443cm">
          <text:p/>
        </draw:line>
        <draw:frame draw:style-name="gr4" draw:text-style-name="P3" draw:layer="layout" svg:width="4.064cm" svg:height="0.725cm" svg:x="1.905cm" svg:y="1.307cm">
          <draw:text-box>
            <text:p><text:span text:style-name="T2">wall_sel</text:span></text:p>
          </draw:text-box>
        </draw:frame>
        <draw:line draw:style-name="gr6" draw:text-style-name="P1" draw:layer="layout" svg:x1="0.508cm" svg:y1="1.696cm" svg:x2="1.905cm" svg:y2="1.696cm">
          <text:p/>
        </draw:line>
        <draw:frame draw:style-name="gr4" draw:text-style-name="P3" draw:layer="layout" svg:width="5.207cm" svg:height="0.725cm" svg:x="1.905cm" svg:y="5.026cm">
          <draw:text-box>
            <text:p><text:span text:style-name="T2">l_paddle_rgb [23:0]</text:span></text:p>
          </draw:text-box>
        </draw:frame>
        <draw:line draw:style-name="gr5" draw:text-style-name="P1" draw:layer="layout" svg:x1="0.508cm" svg:y1="5.43cm" svg:x2="1.905cm" svg:y2="5.43cm">
          <text:p/>
        </draw:line>
        <draw:frame draw:style-name="gr4" draw:text-style-name="P3" draw:layer="layout" svg:width="4.064cm" svg:height="0.725cm" svg:x="1.905cm" svg:y="4.282cm">
          <draw:text-box>
            <text:p><text:span text:style-name="T2">l_paddle_sel</text:span></text:p>
          </draw:text-box>
        </draw:frame>
        <draw:line draw:style-name="gr6" draw:text-style-name="P1" draw:layer="layout" svg:x1="0.508cm" svg:y1="4.683cm" svg:x2="1.905cm" svg:y2="4.683cm">
          <text:p/>
        </draw:line>
        <draw:frame draw:style-name="gr4" draw:text-style-name="P3" draw:layer="layout" svg:width="4.064cm" svg:height="0.725cm" svg:x="1.905cm" svg:y="3.538cm">
          <draw:text-box>
            <text:p><text:span text:style-name="T2">ball_rgb [23:0]</text:span></text:p>
          </draw:text-box>
        </draw:frame>
        <draw:line draw:style-name="gr5" draw:text-style-name="P1" draw:layer="layout" svg:x1="0.508cm" svg:y1="3.936cm" svg:x2="1.905cm" svg:y2="3.936cm">
          <text:p/>
        </draw:line>
        <draw:frame draw:style-name="gr4" draw:text-style-name="P3" draw:layer="layout" svg:width="4.064cm" svg:height="0.725cm" svg:x="1.905cm" svg:y="2.795cm">
          <draw:text-box>
            <text:p><text:span text:style-name="T2">ball_sel</text:span></text:p>
          </draw:text-box>
        </draw:frame>
        <draw:line draw:style-name="gr6" draw:text-style-name="P1" draw:layer="layout" svg:x1="0.508cm" svg:y1="3.19cm" svg:x2="1.905cm" svg:y2="3.19cm">
          <text:p/>
        </draw:line>
        <draw:frame draw:style-name="gr4" draw:text-style-name="P3" draw:layer="layout" svg:width="5.207cm" svg:height="0.725cm" svg:x="1.905cm" svg:y="6.513cm">
          <draw:text-box>
            <text:p><text:span text:style-name="T2">r_paddle_rgb [23:0]</text:span></text:p>
          </draw:text-box>
        </draw:frame>
        <draw:line draw:style-name="gr5" draw:text-style-name="P1" draw:layer="layout" svg:x1="0.508cm" svg:y1="6.923cm" svg:x2="1.905cm" svg:y2="6.923cm">
          <text:p/>
        </draw:line>
        <draw:frame draw:style-name="gr4" draw:text-style-name="P3" draw:layer="layout" svg:width="4.064cm" svg:height="0.725cm" svg:x="1.905cm" svg:y="5.77cm">
          <draw:text-box>
            <text:p><text:span text:style-name="T2">r_paddle_sel</text:span></text:p>
          </draw:text-box>
        </draw:frame>
        <draw:line draw:style-name="gr6" draw:text-style-name="P1" draw:layer="layout" svg:x1="0.508cm" svg:y1="6.177cm" svg:x2="1.905cm" svg:y2="6.177cm">
          <text:p/>
        </draw:line>
        <draw:frame draw:style-name="gr4" draw:text-style-name="P3" draw:layer="layout" svg:width="5.207cm" svg:height="0.725cm" svg:x="1.905cm" svg:y="8.001cm">
          <draw:text-box>
            <text:p><text:span text:style-name="T2">score_rgb [23:0]</text:span></text:p>
          </draw:text-box>
        </draw:frame>
        <draw:line draw:style-name="gr5" draw:text-style-name="P1" draw:layer="layout" svg:x1="0.508cm" svg:y1="8.417cm" svg:x2="1.905cm" svg:y2="8.417cm">
          <text:p/>
        </draw:line>
        <draw:frame draw:style-name="gr4" draw:text-style-name="P3" draw:layer="layout" svg:width="4.064cm" svg:height="0.725cm" svg:x="1.905cm" svg:y="7.257cm">
          <draw:text-box>
            <text:p><text:span text:style-name="T2">score_sel</text:span></text:p>
          </draw:text-box>
        </draw:frame>
        <draw:line draw:style-name="gr6" draw:text-style-name="P1" draw:layer="layout" svg:x1="0.508cm" svg:y1="7.67cm" svg:x2="1.905cm" svg:y2="7.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1.176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5:17:32.993847788</meta:creation-date>
    <dc:date>2016-07-21T15:35:36.756229318</dc:date>
    <meta:editing-duration>PT1M36S</meta:editing-duration>
    <meta:editing-cycles>1</meta:editing-cycles>
    <meta:document-statistic meta:object-count="23"/>
    <meta:generator>LibreOffice/4.3.7.2$Linux_X86_64 LibreOffice_project/430$Build-2</meta:generator>
  </office:meta>
</office:document-meta>
</file>